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/>
    </style:style>
    <style:style style:name="P2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fo:color="#000000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3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fo:color="#000000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4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fo:color="#000000"/>
    </style:style>
    <style:style style:name="P5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fo:color="#ce181e"/>
    </style:style>
    <style:style style:name="P6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fo:color="#ed1c24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7" style:family="paragraph" style:parent-style-name="Standard" style:master-page-name="Standard">
      <style:paragraph-properties fo:margin-top="0in" fo:margin-bottom="0.139in" loext:contextual-spacing="false" fo:line-height="115%" fo:text-align="center" style:justify-single-word="false" style:page-number="1"/>
    </style:style>
    <style:style style:name="P8" style:family="paragraph" style:parent-style-name="Standard">
      <style:paragraph-properties fo:margin-left="0in" fo:margin-right="-0.3126in" fo:margin-top="0in" fo:margin-bottom="0.139in" loext:contextual-spacing="false" fo:line-height="115%" fo:text-align="start" style:justify-single-word="false" fo:text-indent="0in" style:auto-text-indent="false">
        <style:tab-stops>
          <style:tab-stop style:position="6.1252in"/>
          <style:tab-stop style:position="6.1874in"/>
          <style:tab-stop style:position="6.25in"/>
        </style:tab-stops>
      </style:paragraph-properties>
    </style:style>
    <style:style style:name="T1" style:family="text">
      <style:text-properties fo:color="#000000" style:font-name="Calibri" fo:font-size="20pt" fo:font-weight="bold" style:font-name-asian="Calibri1" style:font-size-asian="20pt" style:font-weight-asian="bold" style:font-name-complex="Calibri1" style:font-size-complex="20pt"/>
    </style:style>
    <style:style style:name="T2" style:family="text">
      <style:text-properties fo:color="#000000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T3" style:family="text">
      <style:text-properties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T4" style:family="text">
      <style:text-properties style:font-name="Calibri" fo:font-size="11pt" fo:font-weight="normal" officeooo:rsid="00071887" style:font-name-asian="Calibri1" style:font-size-asian="11pt" style:font-weight-asian="normal" style:font-name-complex="Calibri1" style:font-size-complex="11pt"/>
    </style:style>
    <style:style style:name="T5" style:family="text">
      <style:text-properties style:font-name="Calibri" fo:font-size="11pt" fo:font-weight="normal" officeooo:rsid="000885f6" style:font-name-asian="Calibri1" style:font-size-asian="11pt" style:font-weight-asian="normal" style:font-name-complex="Calibri1" style:font-size-complex="11pt"/>
    </style:style>
    <style:style style:name="T6" style:family="text">
      <style:text-properties officeooo:rsid="000885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DB užklausos</text:span></text:p>
      <text:p text:style-name="P2"/>
      <text:p text:style-name="P1"><text:span text:style-name="T2">1. Išrinkite visus duomenis iš lentelės "ORDERS".</text:span></text:p>
      <text:p text:style-name="P1"><text:span text:style-name="T2">SELECT * FROM ORDERS </text:span></text:p>
      <text:p text:style-name="P3"/>
      <text:p text:style-name="P1"><text:span text:style-name="T2">2. Išrinkite duomenis, kiek iš viso buvo įvykdyta užsakymų.</text:span></text:p>
      <text:p text:style-name="P1"><text:span text:style-name="T2">SELECT COUNT (ORDERID )</text:span></text:p>
      <text:p text:style-name="P1"><text:span text:style-name="T2">FROM ORDERS </text:span></text:p>
      <text:p text:style-name="P1"><text:span text:style-name="T2"><text:s/></text:span></text:p>
      <text:p text:style-name="P1"><text:span text:style-name="T2">3. Išrinkite duomenis (užsakymo datą ir laivo vardą) apie visus krovinius į Prancūziją.</text:span></text:p>
      <text:p text:style-name="P1"><text:span text:style-name="T2">SELECT ORDERDATE , SHIPNAME </text:span></text:p>
      <text:p text:style-name="P1"><text:span text:style-name="T2">FROM ORDERS </text:span></text:p>
      <text:p text:style-name="P1"><text:span text:style-name="T2">WHERE SHIPCOUNTRY = 'France';</text:span></text:p>
      <text:p text:style-name="P1"><text:span text:style-name="T2"><text:s/></text:span></text:p>
      <text:p text:style-name="P1"><text:span text:style-name="T2">4. Išrinkite užsakymus (užsakymo ID, užsakymo data ir šalis) apie visus krovinius, išsiųstus į šalis, prasidedančias raidėmis G, B arba A.</text:span></text:p>
      <text:p text:style-name="P1"><text:span text:style-name="T2">SELECT ORDERID ,ORDERDATE , SHIPCOUNTRY </text:span></text:p>
      <text:p text:style-name="P1"><text:span text:style-name="T2">FROM ORDERS </text:span></text:p>
      <text:p text:style-name="P1"><text:span text:style-name="T2">WHERE SHIPCOUNTRY LIKE 'G%'</text:span></text:p>
      <text:p text:style-name="P1"><text:span text:style-name="T2">OR SHIPCOUNTRY LIKE 'B%'</text:span></text:p>
      <text:p text:style-name="P1"><text:span text:style-name="T2">OR SHIPCOUNTRY LIKE 'A%';</text:span></text:p>
      <text:p text:style-name="P1"><text:span text:style-name="T2"><text:s/></text:span></text:p>
      <text:p text:style-name="P1"><text:span text:style-name="T2">5. Išrinkite duomenis (adresas, laivo vardas, šalis) apie užsakymus, kurių ORDERID yra nuo 10248 iki 10300.</text:span></text:p>
      <text:p text:style-name="P1"><text:span text:style-name="T2"><text:s/>SELECT SHIPADDRESS , SHIPNAME , SHIPCOUNTRY </text:span></text:p>
      <text:p text:style-name="P1"><text:span text:style-name="T2">FROM ORDERS </text:span></text:p>
      <text:p text:style-name="P1"><text:span text:style-name="T2">WHERE ORDERID BETWEEN 10248 AND 10300;</text:span></text:p>
      <text:p text:style-name="P1"><text:span text:style-name="T2">6. Išrinkite visus duomenis apie užsakymus, kurių numeriai yra 10250, 10260, 10270 (operatorius IN.)</text:span></text:p>
      <text:p text:style-name="P1"><text:span text:style-name="T2"><text:s/>SELECT *</text:span></text:p>
      <text:p text:style-name="P1"><text:soft-page-break/><text:span text:style-name="T2">FROM ORDERS </text:span></text:p>
      <text:p text:style-name="P1"><text:span text:style-name="T2">WHERE ORDERID IN (10250, 10260, 10270);</text:span></text:p>
      <text:p text:style-name="P1"><text:span text:style-name="T2">7. Išrinkite visus duomenis apie užsakymus ir išrikiuokite duomenis pagal užsakymo datą nuo seniausios iki naujausios.</text:span></text:p>
      <text:p text:style-name="P1"><text:span text:style-name="T2">SELECT *</text:span></text:p>
      <text:p text:style-name="P1"><text:span text:style-name="T2">FROM ORDERS </text:span></text:p>
      <text:p text:style-name="P1"><text:span text:style-name="T2">ORDER BY ORDERDATE ;</text:span></text:p>
      <text:p text:style-name="P1"><text:span text:style-name="T2"><text:s/></text:span></text:p>
      <text:p text:style-name="P1"><text:span text:style-name="T2">8. Išveskite stulpelio FREIGHT vidurkį.</text:span></text:p>
      <text:p text:style-name="P1"><text:span text:style-name="T2">SELECT AVG(FREIGHT )</text:span></text:p>
      <text:p text:style-name="P1"><text:span text:style-name="T2">FROM ORDERS;</text:span></text:p>
      <text:p text:style-name="P1"><text:span text:style-name="T2"><text:s/></text:span></text:p>
      <text:p text:style-name="P1"><text:span text:style-name="T2">9. Išrinkite duomenis (šalis ir skaičius), kiek krovinių buvo išplukdyta į kiekvieną šalį.</text:span></text:p>
      <text:p text:style-name="P1"><text:span text:style-name="T2">SELECT SHIPCOUNTRY , COUNT(ORDERID )</text:span></text:p>
      <text:p text:style-name="P1"><text:span text:style-name="T2">FROM ORDERS</text:span></text:p>
      <text:p text:style-name="P1"><text:span text:style-name="T2">GROUP BY SHIPCOUNTRY ;</text:span></text:p>
      <text:p text:style-name="P1"><text:span text:style-name="T2"><text:s/></text:span></text:p>
      <text:p text:style-name="P1"><text:span text:style-name="T2">10. Išrinkite duomenis (šalis ir skaičius) kiek produktų buvo išplukdyta į kiekvieną šalį (produktai lentelėje ORDER_DETAILS).</text:span></text:p>
      <text:p text:style-name="P1"><text:span text:style-name="T2">SELECT ORDERS .SHIPCOUNTRY , COUNT(ORDER_DETAILS .PRODUCTID <text:s/>)</text:span></text:p>
      <text:p text:style-name="P1"><text:span text:style-name="T2">FROM ORDERS</text:span></text:p>
      <text:p text:style-name="P1"><text:span text:style-name="T2">JOIN ORDER_DETAILS </text:span></text:p>
      <text:p text:style-name="P1"><text:span text:style-name="T2">ON ORDERS .ORDERID = ORDER_DETAILS .ORDERID </text:span></text:p>
      <text:p text:style-name="P1"><text:span text:style-name="T2">GROUP BY SHIPCOUNTRY ;</text:span></text:p>
      <text:p text:style-name="P1"><text:span text:style-name="T2"><text:s/></text:span></text:p>
      <text:p text:style-name="P1"><text:span text:style-name="T2">11. #9 punkto užklausą pataisykite taip, kad rodytų tik tas šalis, į kurias buvo išplukdyta daugiau nei 20 krovinių.</text:span></text:p>
      <text:p text:style-name="P1"><text:span text:style-name="T2">SELECT SHIPCOUNTRY , COUNT(ORDERID )</text:span></text:p>
      <text:p text:style-name="P1"><text:span text:style-name="T2">FROM ORDERS</text:span></text:p>
      <text:p text:style-name="P1"><text:span text:style-name="T2">GROUP BY SHIPCOUNTRY</text:span></text:p>
      <text:p text:style-name="P1"><text:span text:style-name="T2">HAVING <text:s/>COUNT(ORDERID ) &gt; 20;</text:span></text:p>
      <text:p text:style-name="P1"><text:soft-page-break/><text:span text:style-name="T2"><text:s/></text:span></text:p>
      <text:p text:style-name="P1"><text:span text:style-name="T2">12. Įterpkite į lentelę PRODUCTS naują įrašą, užpildydami visus laukus, skirdami ID=1000, bei priskirkite produktą 'Seafood' kategorijai (lentelė CATEGORIES).</text:span></text:p>
      <text:p text:style-name="P6">INSERT INTO PRODUCTS<text:tab/><text:tab/><text:span text:style-name="T6">TAIP NETEISINGA</text:span></text:p>
      <text:p text:style-name="P6">VALUES (1000, 'Naujas produktas', 1, 8, '10 per deze', 55.0, 10, 15, 1, 0);</text:p>
      <text:p text:style-name="P3">-----------<text:span text:style-name="T6">TEISINGAS</text:span>----------------------------------</text:p>
      <text:p text:style-name="P3">INSERT INTO PRODUCTS<text:tab/><text:tab/></text:p>
      <text:p text:style-name="P3">VALUES (1000, 'Naujas produktas', 1, (SELECT CATEGORYID </text:p>
      <text:p text:style-name="P3">FROM CATEGORIES </text:p>
      <text:p text:style-name="P3">WHERE CATEGORYNAME ='Seafood'), '10 per deze', 55.0, 10, 15, 1, 0);</text:p>
      <text:p text:style-name="P8"><text:span text:style-name="T2">13. Atnaujinkite duomenis apie produktą, priskirdami jį '</text:span>B<text:span text:style-name="T2">everages' kategorijai, kurio ID yra 23.</text:span></text:p>
      <text:p text:style-name="P5"><text:span text:style-name="T3"><text:s/>UPDATE PRODUCTS</text:span></text:p>
      <text:p text:style-name="P5"><text:span text:style-name="T3">SET CATEGORYID <text:s/>= 1<text:tab/><text:tab/><text:tab/><text:tab/></text:span><text:span text:style-name="T4">TAIP NETEISINGA</text:span></text:p>
      <text:p text:style-name="P5"><text:span text:style-name="T3">WHERE PRODUCTID = 23;</text:span></text:p>
      <text:p text:style-name="P4"><text:span text:style-name="T3">------------</text:span><text:span text:style-name="T5">TEISINGA</text:span><text:span text:style-name="T3">--------------</text:span></text:p>
      <text:p text:style-name="P4"><text:span text:style-name="T3">UPDATE PRODUCTS</text:span></text:p>
      <text:p text:style-name="P4"><text:span text:style-name="T3">SET CATEGORYID <text:s/>= (SELECT CATEGORYID FROM CATEGORIES </text:span></text:p>
      <text:p text:style-name="P4"><text:span text:style-name="T3">WHERE CATEGORYNAME = 'Beverages')<text:tab/><text:tab/><text:tab/><text:tab/></text:span></text:p>
      <text:p text:style-name="P4"><text:span text:style-name="T3">WHERE PRODUCTID = 23;</text:span></text:p>
      <text:p text:style-name="P1"><text:span text:style-name="T2">14. Išrinkite duomenis (produkto pavadinimas, vieneto kaina, užsakymo numeris ir aptarnavęs darbuotojas), kokie produktai buvo užsakyti bei apie tuos, kurių niekas neužsakė. </text:span></text:p>
      <text:p text:style-name="P3"/>
      <text:p text:style-name="P1"><text:span text:style-name="T2">15. Ištrinkite iš lentelės PRODUCTS įrašą, kurį sukūrėte #12 užklausoje.</text:span></text:p>
      <text:p text:style-name="P1"><text:span text:style-name="T2">DELETE FROM PRODUCTS</text:span></text:p>
      <text:p text:style-name="P1"><text:span text:style-name="T2">WHERE PRODUCTID = 1000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4T12:06:52.088007116</dc:date>
    <meta:editing-duration>PT20M38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3" meta:paragraph-count="75" meta:word-count="420" meta:character-count="2958" meta:non-whitespace-character-count="2566"/>
  </office:meta>
</office:document-meta>
</file>